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virtualisation54">
      <style:table-properties table:display="true" style:writing-mode="lr-tb"/>
    </style:style>
    <style:style style:name="ta2" style:family="table" style:master-page-name="PageStyle_5f_scooping3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rtualisation5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virtualisation54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Cloud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andshak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urroun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sponsiv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ea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tten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erth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ateri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lternativ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direc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textu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olumetric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eneficia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hysics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upposedl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tationa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rialisa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eserialisa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rapeziu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hibi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ccupanc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ranspos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ndepende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opula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bstruc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nniversa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rystallin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hiel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dentic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emantic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journey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nclos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oping3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cooping34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The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bou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adg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mpan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ownloa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mble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ollow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alax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g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isto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nstan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i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job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j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ki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k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local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ai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nativ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ther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roximit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quantif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q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a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har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er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uploa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u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ers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watch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w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xi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x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yellow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zip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z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rtualisation54" style:display-name="PageStyle_virtualisation5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oping34" style:display-name="PageStyle_scooping3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7" meta:object-count="0"/>
    <meta:generator>LibreOfficeDev/6.0.5.2$Linux_X86_64 LibreOffice_project/</meta:generator>
  </office:meta>
</office:document-meta>
</file>